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2" style:family="table-cell">
      <style:table-cell-properties fo:padding="0.097cm" fo:border-left="0.05pt solid #000000" fo:border-right="none" fo:border-top="none" fo:border-bottom="0.05pt solid #000000"/>
    </style:style>
    <style:style style:name="Tabella2.B42" style:family="table-cell">
      <style:table-cell-properties fo:padding="0.097cm" fo:border-left="0.05pt solid #000000" fo:border-right="none" fo:border-top="none" fo:border-bottom="0.05pt solid #000000"/>
    </style:style>
    <style:style style:name="Tabella2.C42" style:family="table-cell">
      <style:table-cell-properties fo:padding="0.097cm" fo:border-left="0.05pt solid #000000" fo:border-right="0.05pt solid #000000" fo:border-top="none" fo:border-bottom="0.05pt solid #000000"/>
    </style:style>
    <style:style style:name="Tabella2.A43" style:family="table-cell">
      <style:table-cell-properties fo:padding="0.097cm" fo:border-left="0.05pt solid #000000" fo:border-right="none" fo:border-top="none" fo:border-bottom="0.05pt solid #000000"/>
    </style:style>
    <style:style style:name="Tabella2.B43" style:family="table-cell">
      <style:table-cell-properties fo:padding="0.097cm" fo:border-left="0.05pt solid #000000" fo:border-right="none" fo:border-top="none" fo:border-bottom="0.05pt solid #000000"/>
    </style:style>
    <style:style style:name="Tabella2.C43" style:family="table-cell">
      <style:table-cell-properties fo:padding="0.097cm" fo:border-left="0.05pt solid #000000" fo:border-right="0.05pt solid #000000" fo:border-top="none" fo:border-bottom="0.05pt solid #000000"/>
    </style:style>
    <style:style style:name="Tabella2.A44" style:family="table-cell">
      <style:table-cell-properties fo:padding="0.097cm" fo:border-left="0.05pt solid #000000" fo:border-right="none" fo:border-top="none" fo:border-bottom="0.05pt solid #000000"/>
    </style:style>
    <style:style style:name="Tabella2.B44" style:family="table-cell">
      <style:table-cell-properties fo:padding="0.097cm" fo:border-left="0.05pt solid #000000" fo:border-right="none" fo:border-top="none" fo:border-bottom="0.05pt solid #000000"/>
    </style:style>
    <style:style style:name="Tabella2.C44" style:family="table-cell">
      <style:table-cell-properties fo:padding="0.097cm" fo:border-left="0.05pt solid #000000" fo:border-right="0.05pt solid #000000" fo:border-top="none" fo:border-bottom="0.05pt solid #000000"/>
    </style:style>
    <style:style style:name="Tabella2.A45" style:family="table-cell">
      <style:table-cell-properties fo:padding="0.097cm" fo:border-left="0.05pt solid #000000" fo:border-right="none" fo:border-top="none" fo:border-bottom="0.05pt solid #000000"/>
    </style:style>
    <style:style style:name="Tabella2.B45" style:family="table-cell">
      <style:table-cell-properties fo:padding="0.097cm" fo:border-left="0.05pt solid #000000" fo:border-right="none" fo:border-top="none" fo:border-bottom="0.05pt solid #000000"/>
    </style:style>
    <style:style style:name="Tabella2.C45" style:family="table-cell">
      <style:table-cell-properties fo:padding="0.097cm" fo:border-left="0.05pt solid #000000" fo:border-right="0.05pt solid #000000" fo:border-top="none" fo:border-bottom="0.05pt solid #000000"/>
    </style:style>
    <style:style style:name="Tabella2.A46" style:family="table-cell">
      <style:table-cell-properties fo:padding="0.097cm" fo:border-left="0.05pt solid #000000" fo:border-right="none" fo:border-top="none" fo:border-bottom="0.05pt solid #000000"/>
    </style:style>
    <style:style style:name="Tabella2.B46" style:family="table-cell">
      <style:table-cell-properties fo:padding="0.097cm" fo:border-left="0.05pt solid #000000" fo:border-right="none" fo:border-top="none" fo:border-bottom="0.05pt solid #000000"/>
    </style:style>
    <style:style style:name="Tabella2.C46" style:family="table-cell">
      <style:table-cell-properties fo:padding="0.097cm" fo:border-left="0.05pt solid #000000" fo:border-right="0.05pt solid #000000" fo:border-top="none" fo:border-bottom="0.05pt solid #000000"/>
    </style:style>
    <style:style style:name="Tabella2.A47" style:family="table-cell">
      <style:table-cell-properties fo:padding="0.097cm" fo:border-left="0.05pt solid #000000" fo:border-right="none" fo:border-top="none" fo:border-bottom="0.05pt solid #000000"/>
    </style:style>
    <style:style style:name="Tabella2.B47" style:family="table-cell">
      <style:table-cell-properties fo:padding="0.097cm" fo:border-left="0.05pt solid #000000" fo:border-right="none" fo:border-top="none" fo:border-bottom="0.05pt solid #000000"/>
    </style:style>
    <style:style style:name="Tabella2.C47" style:family="table-cell">
      <style:table-cell-properties fo:padding="0.097cm" fo:border-left="0.05pt solid #000000" fo:border-right="0.05pt solid #000000" fo:border-top="none" fo:border-bottom="0.05pt solid #000000"/>
    </style:style>
    <style:style style:name="Tabella2.A48" style:family="table-cell">
      <style:table-cell-properties fo:padding="0.097cm" fo:border-left="0.05pt solid #000000" fo:border-right="none" fo:border-top="none" fo:border-bottom="0.05pt solid #000000"/>
    </style:style>
    <style:style style:name="Tabella2.B48" style:family="table-cell">
      <style:table-cell-properties fo:padding="0.097cm" fo:border-left="0.05pt solid #000000" fo:border-right="none" fo:border-top="none" fo:border-bottom="0.05pt solid #000000"/>
    </style:style>
    <style:style style:name="Tabella2.C48" style:family="table-cell">
      <style:table-cell-properties fo:padding="0.097cm" fo:border-left="0.05pt solid #000000" fo:border-right="0.05pt solid #000000" fo:border-top="none" fo:border-bottom="0.05pt solid #000000"/>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Table_20_Contents">
      <style:paragraph-properties fo:text-align="center" style:justify-single-word="false"/>
      <style:text-properties fo:font-size="12pt" style:font-size-asian="12pt" style:font-size-complex="12pt"/>
    </style:style>
    <style:style style:name="P24" style:family="paragraph" style:parent-style-name="Table_20_Contents">
      <style:paragraph-properties fo:text-align="start" style:justify-single-word="false"/>
      <style:text-properties fo:font-size="12pt" style:font-size-asian="12pt" style:font-size-complex="12pt"/>
    </style:style>
    <style:style style:name="P2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4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4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5">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5"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2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2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1" style:family="paragraph" style:parent-style-name="Standard" style:list-style-name="L3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2" style:family="paragraph" style:parent-style-name="Standard" style:list-style-name="L31">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2">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6"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1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1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0" style:family="paragraph" style:parent-style-name="Standard" style:list-style-name="L1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1" style:family="paragraph" style:parent-style-name="Standard" style:list-style-name="L18">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2" style:family="paragraph" style:parent-style-name="Standard" style:list-style-name="L2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3" style:family="paragraph" style:parent-style-name="Standard" style:list-style-name="L30">
      <style:paragraph-properties fo:text-align="start" style:justify-single-word="false"/>
      <style:text-properties fo:color="#ff0000"/>
    </style:style>
    <style:style style:name="P84" style:family="paragraph" style:parent-style-name="Standard" style:list-style-name="L30">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p text:style-name="P3"/>
      <text:list xml:id="list1448004658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66"><text:span text:style-name="T3">school (VARCHAR, NOT NULL – the name of the school of the user) </text:span><text:span text:style-name="T6">(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73">more fields for authentication, depending on requirements (field for password expiring, session expiring, confirmation of registration, etc)</text:p>
        </text:list-item>
      </text:list>
      <text:p text:style-name="P3"/>
      <text:p text:style-name="P1"><text:span text:style-name="T3">Model </text:span><text:span text:style-name="T2">User</text:span><text:span text:style-name="T3"> (associated to table users):</text:span></text:p>
      <text:p text:style-name="P3"/>
      <text:list xml:id="list64353863" text:style-name="L2">
        <text:list-item>
          <text:p text:style-name="P30">validation of presence of every field</text:p>
        </text:list-item>
        <text:list-item>
          <text:p text:style-name="P30">validation of uniqueness of email</text:p>
        </text:list-item>
        <text:list-item>
          <text:p text:style-name="P30">validation of numericality of shool_level_id, int &gt; 0, and validation of presence of associated element</text:p>
        </text:list-item>
        <text:list-item>
          <text:p text:style-name="P30">attributes and methods for authentication with encrypted password</text:p>
        </text:list-item>
        <text:list-item>
          <text:p text:style-name="P30">method to save the user which contains a SQL-transaction and saves lines of table <text:soft-page-break/>users_subjects (4)</text:p>
        </text:list-item>
        <text:list-item>
          <text:p text:style-name="P74">validation of length of string fields</text:p>
        </text:list-item>
      </text:list>
      <text:p text:style-name="P12"/>
      <text:p text:style-name="P1"><text:span text:style-name="T3">Table </text:span><text:span text:style-name="T2">school_levels (2)</text:span><text:span text:style-name="T3"> (levels of teaching, such as 'primary school', 'secondary school', etc):</text:span></text:p>
      <text:p text:style-name="P3"/>
      <text:list xml:id="list143867507" text:style-name="L3">
        <text:list-item>
          <text:p text:style-name="P31">description (VARCHAR, NOT NULL)</text:p>
        </text:list-item>
      </text:list>
      <text:p text:style-name="P3"/>
      <text:p text:style-name="P1"><text:span text:style-name="T3">Model </text:span><text:span text:style-name="T2">SchoolLevel</text:span><text:span text:style-name="T3"> (associated to table school_levels):</text:span></text:p>
      <text:p text:style-name="P3"/>
      <text:list xml:id="list327772020" text:style-name="L4">
        <text:list-item>
          <text:p text:style-name="P32">validation of presence of every field</text:p>
        </text:list-item>
        <text:list-item>
          <text:p text:style-name="P75">validation of length of description</text:p>
        </text:list-item>
      </text:list>
      <text:p text:style-name="P12"/>
      <text:p text:style-name="P1"><text:span text:style-name="T3">Table </text:span><text:span text:style-name="T2">subjects (3)</text:span><text:span text:style-name="T3"> (subjects associated to users or to lessons):</text:span></text:p>
      <text:p text:style-name="P3"/>
      <text:list xml:id="list155229179" text:style-name="L5">
        <text:list-item>
          <text:p text:style-name="P33">description (VARCHAR, NOT NULL)</text:p>
        </text:list-item>
      </text:list>
      <text:p text:style-name="P3"/>
      <text:p text:style-name="P1"><text:span text:style-name="T3">Model </text:span><text:span text:style-name="T2">Subject</text:span><text:span text:style-name="T3"> (associated to table subjects):</text:span></text:p>
      <text:p text:style-name="P3"/>
      <text:list xml:id="list511809195" text:style-name="L6">
        <text:list-item>
          <text:p text:style-name="P34">validation of presence of every field</text:p>
        </text:list-item>
        <text:list-item>
          <text:p text:style-name="P76">validation of length of description</text:p>
        </text:list-item>
      </text:list>
      <text:p text:style-name="P12"/>
      <text:p text:style-name="P1"><text:span text:style-name="T3">Table </text:span><text:span text:style-name="T2">users_subjects (4)</text:span><text:span text:style-name="T3"> (table for relation many to many between users and subjects: a user can have more than one subject):</text:span></text:p>
      <text:p text:style-name="P3"/>
      <text:list xml:id="list1164799493" text:style-name="L7">
        <text:list-item>
          <text:p text:style-name="P35">user_id (INTEGER, FK, NOT NULL)</text:p>
        </text:list-item>
        <text:list-item>
          <text:p text:style-name="P35">subject_id (INTEGER, FK, NOT NULL)</text:p>
        </text:list-item>
        <text:list-item>
          <text:p text:style-name="P77">more useful fields, like first_subject?</text:p>
        </text:list-item>
      </text:list>
      <text:p text:style-name="P3"/>
      <text:p text:style-name="P1"><text:span text:style-name="T3">Model </text:span><text:span text:style-name="T2">UsersSubject </text:span><text:span text:style-name="T3">(associated to table users_subjects):</text:span></text:p>
      <text:p text:style-name="P3"/>
      <text:list xml:id="list1799522505" text:style-name="L8">
        <text:list-item>
          <text:p text:style-name="P36">validation of presence and numericality (int &gt; 0) of both foreign keys + validation of presence of both associated elements)</text:p>
        </text:list-item>
        <text:list-item>
          <text:p text:style-name="P36">it's not possible to destroy a line of this table if it's the last one associated to an user: an user can't exist without any associated subject</text:p>
        </text:list-item>
      </text:list>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p text:style-name="P3"/>
      <text:list xml:id="list64682851" text:style-name="L9">
        <text:list-item>
          <text:p text:style-name="P37">description (VARCHAR, NOT NULL)</text:p>
        </text:list-item>
      </text:list>
      <text:p text:style-name="P3"/>
      <text:p text:style-name="P1"><text:span text:style-name="T3">Model </text:span><text:span text:style-name="T2">Location</text:span><text:span text:style-name="T3"> (associated to table locations):</text:span></text:p>
      <text:p text:style-name="P3"/>
      <text:list xml:id="list945076009" text:continue-list="list511809195" text:style-name="L6">
        <text:list-item>
          <text:p text:style-name="P34">validation of presence of every field</text:p>
        </text:list-item>
        <text:list-item>
          <text:p text:style-name="P76">validation of length of description</text:p>
        </text:list-item>
      </text:list>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p text:style-name="P3"><text:soft-page-break/></text:p>
      <text:list xml:id="list688233189" text:style-name="L10">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8">height and width for image?</text:p>
        </text:list-item>
      </text:list>
      <text:p text:style-name="P3"/>
      <text:p text:style-name="P3">This table has a cascade destruction process for the associated table media_elements_slides (8)</text:p>
      <text:p text:style-name="P3"/>
      <text:p text:style-name="P1"><text:span text:style-name="T3">Model </text:span><text:span text:style-name="T2">MediaElement</text:span><text:span text:style-name="T3"> (associated to table media_elements):</text:span></text:p>
      <text:p text:style-name="P3"/>
      <text:list xml:id="list858387672" text:style-name="L11">
        <text:list-item>
          <text:p text:style-name="P39">validation of presence of every field except duration</text:p>
        </text:list-item>
        <text:list-item>
          <text:p text:style-name="P39">validation of inclusion of public in [true, false] (it must be false if new_record?), and of sti_type in ['Video', 'Image', 'Audio']</text:p>
        </text:list-item>
        <text:list-item>
          <text:p text:style-name="P39">validation of numericality int &gt; 0 and presence of associated element for user_id</text:p>
        </text:list-item>
        <text:list-item>
          <text:p text:style-name="P39">validation of numericality if not null of duration</text:p>
        </text:list-item>
        <text:list-item>
          <text:p text:style-name="P39">validation that duration can't be null for video and audio, and must be null for image</text:p>
        </text:list-item>
        <text:list-item>
          <text:p text:style-name="P39">validation that publication_date must be null if private, and not null and in the right format if the element is public</text:p>
        </text:list-item>
        <text:list-item>
          <text:p text:style-name="P79">validation of length for string – text fields</text:p>
        </text:list-item>
      </text:list>
      <text:p text:style-name="P12"/>
      <text:p text:style-name="P3">This model has implemented a cascade destruction process for the tables reports (11), bookmarks (12) and taggings (15), but at level of ruby code, not in the database</text:p>
      <text:p text:style-name="P3"/>
      <text:p text:style-name="P3">This model has a control that forbids destruction if public; once it is public, another validation, it can't be set to private again nor modified in any way.</text:p>
      <text:p text:style-name="P12"/>
      <text:p text:style-name="P1"><text:span text:style-name="T3">Models </text:span><text:span text:style-name="T2">Audio</text:span><text:span text:style-name="T3">, </text:span><text:span text:style-name="T2">Video</text:span><text:span text:style-name="T3">, </text:span><text:span text:style-name="T2">Image</text:span><text:span text:style-name="T3"> – inherit from class MediaElement</text:span></text:p>
      <text:p text:style-name="P3"/>
      <text:p text:style-name="P1"><text:span text:style-name="T3">Table </text:span><text:span text:style-name="T2">slides (7)</text:span><text:span text:style-name="T3"> (represents a slide composing the lesson)</text:span></text:p>
      <text:p text:style-name="P3"/>
      <text:list xml:id="list1327039794" text:style-name="L12">
        <text:list-item>
          <text:p text:style-name="P40">lesson_id (INTEGER, FK, NOT NULL – refers to table lessons (9))</text:p>
        </text:list-item>
        <text:list-item>
          <text:p text:style-name="P40">title (TEXT – may be null)</text:p>
        </text:list-item>
        <text:list-item>
          <text:p text:style-name="P40">text1 (TEXT – may be null)</text:p>
        </text:list-item>
        <text:list-item>
          <text:p text:style-name="P40">text2 (TEXT – may be null)</text:p>
        </text:list-item>
        <text:list-item>
          <text:p text:style-name="P40">position (INTEGER, NOT NULL – represents the position of the slide inside the lesson)</text:p>
        </text:list-item>
        <text:list-item>
          <text:p text:style-name="P40">type (ENUM ['cover', 'text1', 'text2', 'image1', 'image2', 'image3', 'audio1', 'audio2', 'video1', 'video2'] – represents the type of the slide)</text:p>
        </text:list-item>
      </text:list>
      <text:p text:style-name="P3"/>
      <text:p text:style-name="P5">slide types:</text:p>
      <text:list xml:id="list476221150" text:style-name="L13">
        <text:list-item>
          <text:p text:style-name="P67"><text:span text:style-name="T2">cover</text:span><text:span text:style-name="T3">: it is the cover of the lesson – can't be deleted, title and description are inherited from </text:span><text:soft-page-break/><text:span text:style-name="T3">the lesson, it is possible to load an image on it)</text:span></text:p>
        </text:list-item>
        <text:list-item>
          <text:p text:style-name="P67"><text:span text:style-name="T2">text1</text:span><text:span text:style-name="T3">: title + one big text area with TinyMCE – it is possible to edit mathematical formulas inside (this is possible in any other slide using TinyMCE). All the remaining slide types </text:span><text:span text:style-name="T3">contain a title as well, I don't specify it again</text:span></text:p>
        </text:list-item>
        <text:list-item>
          <text:p text:style-name="P67"><text:span text:style-name="T2">text2</text:span><text:span text:style-name="T3">: two smaller text areas</text:span></text:p>
        </text:list-item>
        <text:list-item>
          <text:p text:style-name="P67"><text:span text:style-name="T2">image1</text:span><text:span text:style-name="T3">: a small text area and a small picture</text:span></text:p>
        </text:list-item>
        <text:list-item>
          <text:p text:style-name="P67"><text:span text:style-name="T2">image2</text:span><text:span text:style-name="T3">: two small pictures</text:span></text:p>
        </text:list-item>
        <text:list-item>
          <text:p text:style-name="P67"><text:span text:style-name="T2">image3</text:span><text:span text:style-name="T3">: a big picture</text:span></text:p>
        </text:list-item>
        <text:list-item>
          <text:p text:style-name="P67"><text:span text:style-name="T2">audio1</text:span><text:span text:style-name="T3">: small text area and a small audio player</text:span></text:p>
        </text:list-item>
        <text:list-item>
          <text:p text:style-name="P67"><text:span text:style-name="T2">audio2</text:span><text:span text:style-name="T3">: big audio player</text:span></text:p>
        </text:list-item>
        <text:list-item>
          <text:p text:style-name="P67"><text:span text:style-name="T2">video1</text:span><text:span text:style-name="T3">: small text area and a small video player</text:span></text:p>
        </text:list-item>
        <text:list-item>
          <text:p text:style-name="P67"><text:span text:style-name="T2">video2</text:span><text:span text:style-name="T3">: big video player</text:span></text:p>
        </text:list-item>
      </text:list>
      <text:p text:style-name="P3"/>
      <text:p text:style-name="P3">This table has implemented cascade automatic destruction for table media_elements_slides (8)</text:p>
      <text:p text:style-name="P3"/>
      <text:p text:style-name="P1"><text:span text:style-name="T3">Model </text:span><text:span text:style-name="T2">Slide</text:span><text:span text:style-name="T3"> (associated to the table slides):</text:span></text:p>
      <text:p text:style-name="P3"/>
      <text:list xml:id="list81076353" text:style-name="L14">
        <text:list-item>
          <text:p text:style-name="P41">validation of presence of every field except title, text1 and text2</text:p>
        </text:list-item>
        <text:list-item>
          <text:p text:style-name="P41">validation that text2 must be null if the type is not text2</text:p>
        </text:list-item>
        <text:list-item>
          <text:p text:style-name="P41">validation of inclusion of type in ['cover', 'text1', 'text2', 'image1', 'image2', 'image3', 'audio1', 'audio2', 'video1', 'video2']</text:p>
        </text:list-item>
        <text:list-item>
          <text:p text:style-name="P80">validation of length of title</text:p>
        </text:list-item>
        <text:list-item>
          <text:p text:style-name="P41">validation of numericality of position and lesson_id, int &gt; 0</text:p>
        </text:list-item>
        <text:list-item>
          <text:p text:style-name="P41">validation of presence of associated lesson</text:p>
        </text:list-item>
        <text:list-item>
          <text:p text:style-name="P41">automatic system to recalculate positions after deletion, sort and similar slide operations</text:p>
        </text:list-item>
        <text:list-item>
          <text:p text:style-name="P41">it is not possible to delete the cover of a lesson, nor create a double of it, nor change its position from the standard value '1'</text:p>
        </text:list-item>
        <text:list-item>
          <text:p text:style-name="P41">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p text:style-name="P3"/>
      <text:list xml:id="list761121737" text:style-name="L15">
        <text:list-item>
          <text:p text:style-name="P42">media_element_id (INTEGER, FK, NOT NULL – refers to table media_elements (6))</text:p>
        </text:list-item>
        <text:list-item>
          <text:p text:style-name="P42">slide_id (INTEGER, FK, NOT NULL – refers to table slides (7))</text:p>
        </text:list-item>
        <text:list-item>
          <text:p text:style-name="P42">position (INTEGER, NOT NULL – it represents the position inside the slide)</text:p>
        </text:list-item>
      </text:list>
      <text:p text:style-name="P3"/>
      <text:p text:style-name="P1"><text:span text:style-name="T3">Model </text:span><text:span text:style-name="T2">MediaElementsSlide </text:span><text:span text:style-name="T3">(associated to table media_elements_slides):</text:span></text:p>
      <text:p text:style-name="P3"/>
      <text:list xml:id="list908488230" text:style-name="L16">
        <text:list-item>
          <text:p text:style-name="P43">validation of presence of every field</text:p>
        </text:list-item>
        <text:list-item>
          <text:p text:style-name="P43">validation of numericality int &gt; 0, and presence of associated fields, for media_element_id and slide_id</text:p>
        </text:list-item>
        <text:list-item>
          <text:p text:style-name="P43">validation of the type of the element depending on the type of slide</text:p>
        </text:list-item>
        <text:list-item>
          <text:p text:style-name="P43">validation of inclusion of position in [1, 2], and it can't be 2 if the slide type does not allow two elements</text:p>
        </text:list-item>
        <text:list-item>
          <text:p text:style-name="P43">validation of uniqueness of the triple [position, media_element_id, slide_id]</text:p>
        </text:list-item>
        <text:list-item>
          <text:p text:style-name="P43">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p text:style-name="P3"/>
      <text:list xml:id="list1217922154" text:style-name="L17">
        <text:list-item>
          <text:p text:style-name="P44"><text:soft-page-break/>user_id (INTEGER, FK, NOT NULL – refers to table users (1))</text:p>
        </text:list-item>
        <text:list-item>
          <text:p text:style-name="P44">subject_id (INTEGER, FK, NOT NULL – refers to table subjects (3))</text:p>
        </text:list-item>
        <text:list-item>
          <text:p text:style-name="P44">school_level_id (INTEGER, FK, NOT NULL – refers to table school_levels (2))</text:p>
        </text:list-item>
        <text:list-item>
          <text:p text:style-name="P44">title (VARCHAR, NOT NULL)</text:p>
        </text:list-item>
        <text:list-item>
          <text:p text:style-name="P44">description (TEXT, NOT NULL)</text:p>
        </text:list-item>
        <text:list-item>
          <text:p text:style-name="P44">public (BOOLEAN, NOT NULL, DEFAULT FALSE – if set to true anyone can see, link and copy the lesson)</text:p>
        </text:list-item>
        <text:list-item>
          <text:p text:style-name="P44">parent_id (INTEGER, FK – can be null, refers to table lessons (9) – this foreign key points to the lesson from which the current lesson has been copied)</text:p>
        </text:list-item>
        <text:list-item>
          <text:p text:style-name="P44">copied_not_modified (BOOLEAN, NOT NULL – set to true if the lesson has just been copied but still not modified)</text:p>
        </text:list-item>
        <text:list-item>
          <text:p text:style-name="P44">token (STRING – needed to access the viewer of private lessons)</text:p>
        </text:list-item>
      </text:list>
      <text:p text:style-name="P3"/>
      <text:p text:style-name="P3">This table has implemented automatic cascade destruction for the tables slides (7), virtual_classroom_lessons (13) and likes (10)</text:p>
      <text:p text:style-name="P3"/>
      <text:p text:style-name="P1"><text:span text:style-name="T3">Model </text:span><text:span text:style-name="T2">Lesson</text:span><text:span text:style-name="T3"> (associated to table lessons):</text:span></text:p>
      <text:p text:style-name="P3"/>
      <text:list xml:id="list579711215" text:style-name="L18">
        <text:list-item>
          <text:p text:style-name="P45">validation of presence of each field except for parent_id</text:p>
        </text:list-item>
        <text:list-item>
          <text:p text:style-name="P45">validation of numericality int &gt; 0 and presence of associated element for user_id, subject_id, school_level_id, and parent_id if not nil</text:p>
        </text:list-item>
        <text:list-item>
          <text:p text:style-name="P45">validation of inclusion of public and copied_not_modified in [true, false], public must be false if new_record?</text:p>
        </text:list-item>
        <text:list-item>
          <text:p text:style-name="P81">validation of length of description and text fields</text:p>
        </text:list-item>
        <text:list-item>
          <text:p text:style-name="P45">automatic creation of standard coverslide before save if new record</text:p>
        </text:list-item>
        <text:list-item>
          <text:p text:style-name="P45">validates that copied_and_modified and public can't be both true</text:p>
        </text:list-item>
        <text:list-item>
          <text:p text:style-name="P45">validation that token must be present if and only if the lesson is public</text:p>
        </text:list-item>
      </text:list>
      <text:p text:style-name="P3"/>
      <text:p text:style-name="P3">This model has implemented a cascade destruction process for the tables reports (11), bookmarks (12) and taggings (15), but at level of ruby code, not in the database.</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p text:style-name="P3"/>
      <text:list xml:id="list1317316642" text:style-name="L19">
        <text:list-item>
          <text:p text:style-name="P46">user_id (INTEGER, FK, NOT NULL – user who likes)</text:p>
        </text:list-item>
        <text:list-item>
          <text:p text:style-name="P46">lesson_id (INTEGER, FK, NOT NULL – references to table lesson (9))</text:p>
        </text:list-item>
      </text:list>
      <text:p text:style-name="P3"/>
      <text:p text:style-name="P1"><text:span text:style-name="T3">Model </text:span><text:span text:style-name="T2">Like</text:span><text:span text:style-name="T3"> (associated to table likes):</text:span></text:p>
      <text:p text:style-name="P3"/>
      <text:list xml:id="list1174688223" text:style-name="L20">
        <text:list-item>
          <text:p text:style-name="P47">validation of presence of each field</text:p>
        </text:list-item>
        <text:list-item>
          <text:p text:style-name="P47">validation of numericality int &gt; 0 and presence of associated element for user_id and lesson_id</text:p>
        </text:list-item>
        <text:list-item>
          <text:p text:style-name="P47">validation of uniqueness with scope for the couple [user_id, lesson_id]</text:p>
        </text:list-item>
        <text:list-item>
          <text:p text:style-name="P47">validation that an user can like only an element or lesson that does not belong to him and is public</text:p>
        </text:list-item>
      </text:list>
      <text:p text:style-name="P3"/>
      <text:p text:style-name="P3"><text:soft-page-break/>This model has implemented manual polymorphic associations (with cascade destructions) with the tables media_elements (6) and lessons (9)</text:p>
      <text:p text:style-name="P3"/>
      <text:p text:style-name="P1"><text:span text:style-name="T3">Table </text:span><text:span text:style-name="T2">reports (11)</text:span><text:span text:style-name="T3"> (report of abuse of lessons or media elements):</text:span></text:p>
      <text:p text:style-name="P3"/>
      <text:list xml:id="list715948623" text:continue-list="list1317316642" text:style-name="L19">
        <text:list-item>
          <text:p text:style-name="P46">user_id (INTEGER, FK, NOT NULL – user who likes)</text:p>
        </text:list-item>
        <text:list-item>
          <text:p text:style-name="P46">reportable_id (INTEGER, NOT NULL – reported object's id)</text:p>
        </text:list-item>
        <text:list-item>
          <text:p text:style-name="P46">reportable_type (ENUM ['MediaElement', 'Lesson'] – not null, unique index together with reportable_id and user_id)</text:p>
        </text:list-item>
        <text:list-item>
          <text:p text:style-name="P46">comment (TEXT, NOT NULL)</text:p>
        </text:list-item>
      </text:list>
      <text:p text:style-name="P3"/>
      <text:p text:style-name="P1"><text:span text:style-name="T3">Model </text:span><text:span text:style-name="T2">Report</text:span><text:span text:style-name="T3"> (associated to table reports):</text:span></text:p>
      <text:p text:style-name="P3"/>
      <text:list xml:id="list1237379087" text:style-name="L21">
        <text:list-item>
          <text:p text:style-name="P48">validation of presence of each field</text:p>
        </text:list-item>
        <text:list-item>
          <text:p text:style-name="P48">validation of numericality int &gt; 0 and presence of associated element for user_id and reportable_id</text:p>
        </text:list-item>
        <text:list-item>
          <text:p text:style-name="P48">validation of uniqueness with scope for the triple [user_id, reportable_id, reportable_type]</text:p>
        </text:list-item>
        <text:list-item>
          <text:p text:style-name="P48">validation of inclusion reportable_type in ['MediaElement', 'Lesson']</text:p>
        </text:list-item>
        <text:list-item>
          <text:p text:style-name="P82">validation of length of comment</text:p>
          <text:p text:style-name="P48"/>
        </text:list-item>
      </text:list>
      <text:p text:style-name="P3">This model has implemented manual polymorphic associations (with cascade destructions) with the tables media_elements (6) and lessons (9)</text:p>
      <text:p text:style-name="P3"/>
      <text:p text:style-name="P3"/>
      <text:p text:style-name="P1"><text:span text:style-name="T3">Table </text:span><text:span text:style-name="T2">bookmarks (12)</text:span><text:span text:style-name="T3"> (bookmark to see a lesson or a media element inside my own section):</text:span></text:p>
      <text:p text:style-name="P3"/>
      <text:list xml:id="list195257736" text:continue-list="list715948623" text:style-name="L19">
        <text:list-item>
          <text:p text:style-name="P46">user_id (INTEGER, FK, NOT NULL – user who likes)</text:p>
        </text:list-item>
        <text:list-item>
          <text:p text:style-name="P46">bookmarkable_id (INTEGER, NOT NULL – bookmarked object's id)</text:p>
        </text:list-item>
        <text:list-item>
          <text:p text:style-name="P46">bookmarkable_type (ENUM ['MediaElement', 'Lesson'] – not null, unique index together with bookmarkable_id and user_id)</text:p>
        </text:list-item>
      </text:list>
      <text:p text:style-name="P3"/>
      <text:p text:style-name="P1"><text:span text:style-name="T3">Model </text:span><text:span text:style-name="T2">Bookmark</text:span><text:span text:style-name="T3"> (associated to table bookmarks):</text:span></text:p>
      <text:p text:style-name="P3"/>
      <text:list xml:id="list254062256" text:style-name="L22">
        <text:list-item>
          <text:p text:style-name="P49">validation of presence of each field</text:p>
        </text:list-item>
        <text:list-item>
          <text:p text:style-name="P49">validation of numericality int &gt; 0 and presence of associated element for user_id and bookmarkable_id</text:p>
        </text:list-item>
        <text:list-item>
          <text:p text:style-name="P49">validation of uniqueness with scope for the triple [user_id, bookmarkable_id, bookmarkable_type]</text:p>
        </text:list-item>
        <text:list-item>
          <text:p text:style-name="P49">validation of inclusion bookmarkable_type in ['MediaElement', 'Lesson']</text:p>
        </text:list-item>
        <text:list-item>
          <text:p text:style-name="P49">validation that an user can bookmark only an element or lesson that does not belong to him and is public</text:p>
          <text:p text:style-name="P49"/>
        </text:list-item>
      </text:list>
      <text:p text:style-name="P3">This model has implemented manual polymorphic associations (with cascade destructions) with the tables media_elements (6) and lessons (9)</text:p>
      <text:p text:style-name="P3"/>
      <text:p text:style-name="P1"><text:span text:style-name="T3">This model must implement also a cascade destruction for the table virtual_classroom_lessons (13), </text:span><text:span text:style-name="T3">inside the ruby code.</text:span></text:p>
      <text:p text:style-name="P3"/>
      <text:p text:style-name="P3">The bookmark is used only for elements and lessons that are public and not mine.</text:p>
      <text:p text:style-name="P3"><text:soft-page-break/></text:p>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p text:style-name="P3"/>
      <text:list xml:id="list1517380295" text:style-name="L23">
        <text:list-item>
          <text:p text:style-name="P50">lesson_id (INTEGER, FK, NOT NULL – refers to table lessons (9))</text:p>
        </text:list-item>
        <text:list-item>
          <text:p text:style-name="P50">user_id (INTEGER, FK, NOT NULL – refers to table users (1))</text:p>
        </text:list-item>
        <text:list-item>
          <text:p text:style-name="P50">position (INTEGER – can be null, if not null represents the position of the lesson in the playlist, if null it means that the lesson is not in the playlist)</text:p>
        </text:list-item>
      </text:list>
      <text:p text:style-name="P3"/>
      <text:p text:style-name="P1"><text:span text:style-name="T3">Model </text:span><text:span text:style-name="T2">VirtualClassroomLesson</text:span><text:span text:style-name="T3"> (associated to table virtual_classroom_lessons):</text:span></text:p>
      <text:p text:style-name="P3"/>
      <text:list xml:id="list305546197" text:style-name="L24">
        <text:list-item>
          <text:p text:style-name="P51">validation of presence of every field, except for position</text:p>
        </text:list-item>
        <text:list-item>
          <text:p text:style-name="P51">validation of numericality int &gt; 0 and presence of associated element for lesson_id and user_id</text:p>
        </text:list-item>
        <text:list-item>
          <text:p text:style-name="P51">validation, if not null, of numericality of position, int &gt; 0</text:p>
        </text:list-item>
        <text:list-item>
          <text:p text:style-name="P51">automatic system of updating the positions</text:p>
        </text:list-item>
        <text:list-item>
          <text:p text:style-name="P51">validation of uniqueness with scope on the couple [user_id, lesson_id] and on the triple [user_id, lesson_id, position] if position not null</text:p>
        </text:list-item>
        <text:list-item>
          <text:p text:style-name="P51">validation that must exist bookmark before, or the lesson is mine (for media elements it is different, I can also use an element without having it in my bookmarks or my elements)</text:p>
        </text:list-item>
        <text:list-item>
          <text:p text:style-name="P51">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p text:style-name="P3"/>
      <text:list xml:id="list1135638165" text:continue-list="list1517380295" text:style-name="L23">
        <text:list-item>
          <text:p text:style-name="P50">word (STRING, NOT NULL – the content of the tag)</text:p>
        </text:list-item>
      </text:list>
      <text:p text:style-name="P3"/>
      <text:p text:style-name="P3">This table has implemented cascade automatic destruction for table taggings (15)</text:p>
      <text:p text:style-name="P3"/>
      <text:p text:style-name="P1"><text:span text:style-name="T3">Model </text:span><text:span text:style-name="T2">Tag</text:span><text:span text:style-name="T3"> (associated to table tags):</text:span></text:p>
      <text:p text:style-name="P3"/>
      <text:list xml:id="list829523928" text:style-name="L25">
        <text:list-item>
          <text:p text:style-name="P52">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p text:style-name="P3"/>
      <text:list xml:id="list1341249066" text:continue-list="list195257736" text:style-name="L19">
        <text:list-item>
          <text:p text:style-name="P46">tag_id (INTEGER, FK, NOT NULL – relative tag)</text:p>
        </text:list-item>
        <text:list-item>
          <text:p text:style-name="P46">taggable_id (INTEGER, NOT NULL – tagged object's id)</text:p>
        </text:list-item>
        <text:list-item>
          <text:p text:style-name="P46">taggable_type (ENUM ['MediaElement', 'Lesson'] – not null, unique index together with taggable_id and tag_id)</text:p>
        </text:list-item>
      </text:list>
      <text:p text:style-name="P3"/>
      <text:p text:style-name="P1"><text:span text:style-name="T3">Model </text:span><text:span text:style-name="T2">Tagging</text:span><text:span text:style-name="T3"> (associated to table taggings):</text:span></text:p>
      <text:p text:style-name="P3"/>
      <text:list xml:id="list880586857" text:style-name="L26">
        <text:list-item>
          <text:p text:style-name="P53">validation of presence of each field</text:p>
        </text:list-item>
        <text:list-item>
          <text:p text:style-name="P53">validation of numericality int &gt; 0 and presence of associated element for tag_id and taggiable_id</text:p>
        </text:list-item>
        <text:list-item>
          <text:p text:style-name="P53">validation of uniqueness with scope for the triple [tag_id, taggable_id, taggable_type]</text:p>
        </text:list-item>
        <text:list-item>
          <text:p text:style-name="P53">validation of inclusion taggable_type in ['MediaElement', 'Lesson']</text:p>
          <text:p text:style-name="P53"/>
        </text:list-item>
      </text:list>
      <text:p text:style-name="P3">This model has implemented manual polymorphic associations (with cascade destructions) with the <text:soft-page-break/>tables media_elements (6) and lessons (9)</text:p>
      <text:p text:style-name="P3"/>
      <text:p text:style-name="P1"><text:span text:style-name="T3">Table </text:span><text:span text:style-name="T2">notifications (16)</text:span><text:span text:style-name="T3"> (notification of events to the user):</text:span></text:p>
      <text:p text:style-name="P3"/>
      <text:list xml:id="list74924522" text:continue-list="list1341249066" text:style-name="L19">
        <text:list-item>
          <text:p text:style-name="P46">user_id (INTEGER, FK, NOT NULL – relative tag)</text:p>
        </text:list-item>
        <text:list-item>
          <text:p text:style-name="P46">message (TEXT, NOT NULL – message)</text:p>
        </text:list-item>
        <text:list-item>
          <text:p text:style-name="P46">seen (BOOLEAN, DEFAULT FALSE – when set to true the notification is not visible anymore)</text:p>
        </text:list-item>
      </text:list>
      <text:p text:style-name="P3"/>
      <text:p text:style-name="P1"><text:span text:style-name="T3">Model </text:span><text:span text:style-name="T2">Notification</text:span><text:span text:style-name="T3"> (associated to table notifications):</text:span></text:p>
      <text:p text:style-name="P3"/>
      <text:list xml:id="list758705360" text:style-name="L42">
        <text:list-item>
          <text:p text:style-name="P63">validation of presence of each field</text:p>
        </text:list-item>
        <text:list-item>
          <text:p text:style-name="P63">validation of inclusion seen in [true, false]</text:p>
        </text:list-item>
        <text:list-item>
          <text:p text:style-name="P63">validation of numericality int &gt; 0 and presence of associated element for user_id</text:p>
        </text:list-item>
      </text:list>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092676704" text:style-name="L27">
        <text:list-item>
          <text:p text:style-name="P68"><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8"><text:span text:style-name="T3">if an item is handled </text:span><text:span text:style-name="T13">directly</text:span><text:span text:style-name="T16">, instead, it means that the user is allowed to do changes on it</text:span></text:p>
        </text:list-item>
      </text:list>
      <text:p text:style-name="P10"/>
      <text:p text:style-name="P1"><text:span text:style-name="T16">Another important concept is </text:span><text:span text:style-name="T15">privateness</text:span><text:span text:style-name="T16">: </text:span></text:p>
      <text:list xml:id="list183740470" text:style-name="L28">
        <text:list-item>
          <text:p text:style-name="P69"><text:span text:style-name="T16">if an item is </text:span><text:span text:style-name="T13">private</text:span><text:span text:style-name="T15"> </text:span><text:span text:style-name="T16">it can be seen only by its owner</text:span></text:p>
        </text:list-item>
        <text:list-item>
          <text:p text:style-name="P69"><text:span text:style-name="T16">if an item is </text:span><text:span text:style-name="T13">public</text:span><text:span text:style-name="T16"> it can be seen also by others</text:span></text:p>
        </text:list-item>
      </text:list>
      <text:p text:style-name="P10"/>
      <text:p text:style-name="P3">The application of bookmarks is different between lessons and media elements:</text:p>
      <text:list xml:id="list958014333" text:style-name="L29">
        <text:list-item>
          <text:p text:style-name="P70"><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70"><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1864516278" text:style-name="L30">
        <text:list-item>
          <text:p text:style-name="P83"><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83"><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oft-page-break/><text:span text:style-name="T23">bookmark for my user) </text:span><text:span text:style-name="T22">→ returns Elements Container (ordered by publication date descendant)</text:span></text:p>
        </text:list-item>
        <text:list-item>
          <text:p text:style-name="P84"><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84"><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84"><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84"><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84"><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84"><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9"><text:s/></text:p>
      <text:p text:style-name="P10">The <text:span text:style-name="T14">input conditions</text:span> used in the research of lessons and elements can be: </text:p>
      <text:list xml:id="list979563329" text:style-name="L31">
        <text:list-item>
          <text:p text:style-name="P72">filter by subject (only for lessons)</text:p>
        </text:list-item>
        <text:list-item>
          <text:p text:style-name="P72">filter by school level (only for lessons)</text:p>
        </text:list-item>
        <text:list-item>
          <text:p text:style-name="P72">filter by format (only for media elements)</text:p>
        </text:list-item>
        <text:list-item>
          <text:p text:style-name="P72">filter by one or more tags (see <text:span text:style-name="T20">Section 2.7</text:span>)</text:p>
        </text:list-item>
      </text:list>
      <text:p text:style-name="P9"/>
      <text:p text:style-name="P6"/>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222189816" text:style-name="L32">
        <text:list-item>
          <text:p text:style-name="P54">a list of active record objects representing lessons</text:p>
        </text:list-item>
        <text:list-item>
          <text:p text:style-name="P54">the extracting action who called the view</text:p>
        </text:list-item>
      </text:list>
      <text:p text:style-name="P3"/>
      <text:p text:style-name="P1"><text:span text:style-name="T18">The view is organized as follows</text:span><text:span text:style-name="T3">:</text:span></text:p>
      <text:list xml:id="list1892524615" text:style-name="L33">
        <text:list-item>
          <text:p text:style-name="P55">buttons to order the lessons according to their parameters (except for the suggested lessons)</text:p>
        </text:list-item>
        <text:list-item>
          <text:p text:style-name="P71"><text:span text:style-name="T3">for each lesson in the set, it is shown the single lesson partial, which receives as parameter the </text:span><text:span text:style-name="T2">visible lesson state</text:span></text:p>
        </text:list-item>
        <text:list-item>
          <text:p text:style-name="P55">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5">Buttons you can see in each visible lesson state:</text:p>
      <text:list xml:id="list1087085309" text:style-name="L34">
        <text:list-item>
          <text:p text:style-name="P56">preview + edit + publish + virtual classroom + destroy + copy</text:p>
        </text:list-item>
        <text:list-item>
          <text:p text:style-name="P56">preview + edit + destroy + a special color state (grey)</text:p>
        </text:list-item>
        <text:list-item>
          <text:p text:style-name="P56">preview + virtual classroom + remove + copy + like + report</text:p>
        </text:list-item>
        <text:list-item>
          <text:p text:style-name="P56">preview + like + add + report</text:p>
        </text:list-item>
        <text:list-item>
          <text:p text:style-name="P5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text:soft-page-break/></text:p>
      <text:p text:style-name="P5">Actions and consequences of each button for lessons:</text:p>
      <text:list xml:id="list513616310" text:style-name="L35">
        <text:list-item>
          <text:p text:style-name="P64">preview<text:span text:style-name="T1">: opens a pop up with shadow, which contains the lesson viewer;</text:span></text:p>
        </text:list-item>
        <text:list-item>
          <text:p text:style-name="P64">add<text:span text:style-name="T1">: creates a bookmark;</text:span></text:p>
        </text:list-item>
        <text:list-item>
          <text:p text:style-name="P64">remove<text:span text:style-name="T1">: deletes the lesson from the list, deletes the bookmark and every line of virtual_classroom_lessons;</text:span></text:p>
        </text:list-item>
        <text:list-item>
          <text:p text:style-name="P64">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64">publish<text:span text:style-name="T1">: saves the lesson as public (you have to confirm that you want the lesson and all its elements to be public);</text:span></text:p>
        </text:list-item>
        <text:list-item>
          <text:p text:style-name="P64">unpublish<text:span text:style-name="T1">: saves the lesson as private without asking confirm and deletes all bookmarks and virtual_classroom_lessons records from anybody else using it; does not delete associated likes;</text:span></text:p>
        </text:list-item>
        <text:list-item>
          <text:p text:style-name="P64">virtual classroom<text:span text:style-name="T1">: it is a on/off button; it just add / removes elements of </text:span><text:span text:style-name="T1">virtual_classroom_lessons;</text:span></text:p>
        </text:list-item>
        <text:list-item>
          <text:p text:style-name="P64">delete<text:span text:style-name="T1">: same behavior of 'edit', it must send notifications to who is using this lesson, and then delete all bookmarks and virtual classroom elements (it must also ask for confirmation);</text:span></text:p>
        </text:list-item>
        <text:list-item>
          <text:p text:style-name="P64">like<text:span text:style-name="T1">: on/off button, creates and deletes rows from the table likes;</text:span></text:p>
        </text:list-item>
        <text:list-item>
          <text:p text:style-name="P64">copy<text:span text:style-name="T1">: creates a clone of the lesson with all its slides and elements, with user_id = mine, and copied_and_not_modified switched to true</text:span></text:p>
        </text:list-item>
        <text:list-item>
          <text:p text:style-name="P64">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10"/>
      <text:p text:style-name="P5">Buttons you can see in each visible element state:</text:p>
      <text:list xml:id="list2011408267" text:style-name="L36">
        <text:list-item>
          <text:p text:style-name="P57">preview + edit + destroy</text:p>
        </text:list-item>
        <text:list-item>
          <text:p text:style-name="P57">preview + add + report</text:p>
        </text:list-item>
        <text:list-item>
          <text:p text:style-name="P57">preview + edit + remove</text:p>
        </text:list-item>
      </text:list>
      <text:p text:style-name="P10"/>
      <text:p text:style-name="P5">Actions and consequences of each button for elements:</text:p>
      <text:list xml:id="list1523201818" text:continue-list="list513616310" text:style-name="L35">
        <text:list-item>
          <text:p text:style-name="P64">preview<text:span text:style-name="T1">: opens a pop up with thumbnail and information</text:span></text:p>
        </text:list-item>
        <text:list-item>
          <text:p text:style-name="P64">add<text:span text:style-name="T1">: creates a bookmark for that element</text:span></text:p>
        </text:list-item>
        <text:list-item>
          <text:p text:style-name="P64">report<text:span text:style-name="T1">: opens a form to report the lesson</text:span></text:p>
        </text:list-item>
        <text:list-item>
          <text:p text:style-name="P64">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oft-page-break/><text:span text:style-name="T1">some private lessons, he is notified of this); if the element is public, the user is notified that he can't overwrite it, but only create a new one)</text:span></text:p>
        </text:list-item>
        <text:list-item>
          <text:p text:style-name="P64">remove<text:span text:style-name="T1">: removes the bookmark</text:span></text:p>
        </text:list-item>
        <text:list-item>
          <text:p text:style-name="P64">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5">name</text:p>
          </table:table-cell>
          <table:table-cell table:style-name="Tabella1.A1" office:value-type="string">
            <text:p text:style-name="P25">icon</text:p>
          </table:table-cell>
          <table:table-cell table:style-name="Tabella1.A1" office:value-type="string">
            <text:p text:style-name="P25">lesson states</text:p>
          </table:table-cell>
          <table:table-cell table:style-name="Tabella1.A1" office:value-type="string">
            <text:p text:style-name="P25">element states</text:p>
          </table:table-cell>
          <table:table-cell table:style-name="Tabella1.E1" office:value-type="string">
            <text:p text:style-name="P25">type</text:p>
          </table:table-cell>
        </table:table-row>
        <table:table-row>
          <table:table-cell table:style-name="Tabella1.A2" office:value-type="string">
            <text:p text:style-name="P23">Preview</text:p>
          </table:table-cell>
          <table:table-cell table:style-name="Tabella1.B2" office:value-type="string">
            <text:p text:style-name="P23">an eye</text:p>
          </table:table-cell>
          <table:table-cell table:style-name="Tabella1.C2" office:value-type="string">
            <text:p text:style-name="P23">1, 2, 3, 4, 5</text:p>
          </table:table-cell>
          <table:table-cell table:style-name="Tabella1.D2" office:value-type="string">
            <text:p text:style-name="P23">1, 2, 3</text:p>
          </table:table-cell>
          <table:table-cell table:style-name="Tabella1.E2" office:value-type="string">
            <text:p text:style-name="P23">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5">2.4 – Media editors</text:p>
      <text:p text:style-name="P14"/>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1562548977" text:style-name="L37">
        <text:list-item>
          <text:p text:style-name="P58">crop and cut parts of the image</text:p>
        </text:list-item>
        <text:list-item>
          <text:p text:style-name="P58">insert text, deciding font size, color and position</text:p>
        </text:list-item>
      </text:list>
      <text:p text:style-name="P3"/>
      <text:p text:style-name="P5">Actions available in the audio editor:</text:p>
      <text:list xml:id="list1642070276" text:style-name="L38">
        <text:list-item>
          <text:p text:style-name="P59">select different audio tracks (between my elements and public elements)</text:p>
        </text:list-item>
        <text:list-item>
          <text:p text:style-name="P59">cut audio tracks</text:p>
        </text:list-item>
        <text:list-item>
          <text:p text:style-name="P59">join audio tracks</text:p>
        </text:list-item>
        <text:list-item>
          <text:p text:style-name="P59">listen to the final audio track and decide whether saving it or not</text:p>
        </text:list-item>
      </text:list>
      <text:p text:style-name="P3"/>
      <text:p text:style-name="P5">Actions available in the video editor:</text:p>
      <text:list xml:id="list1627101598" text:style-name="L39">
        <text:list-item>
          <text:p text:style-name="P60">select different videos (between my elements and public elements)</text:p>
        </text:list-item>
        <text:list-item>
          <text:p text:style-name="P60">cut videos</text:p>
        </text:list-item>
        <text:list-item>
          <text:p text:style-name="P60"><text:soft-page-break/>join videos with a standard fade</text:p>
        </text:list-item>
        <text:list-item>
          <text:p text:style-name="P60">add a global audio track, without modifying it (it overwrites the original audios of each video in the timeline, and stops with the end of the video)</text:p>
        </text:list-item>
      </text:list>
      <text:p text:style-name="P5"/>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1590886302" text:style-name="L40">
        <text:list-item>
          <text:p text:style-name="P61">available media elements</text:p>
        </text:list-item>
        <text:list-item>
          <text:p text:style-name="P61">current slide to edit</text:p>
        </text:list-item>
        <text:list-item>
          <text:p text:style-name="P61">slides succession</text:p>
        </text:list-item>
        <text:list-item>
          <text:p text:style-name="P61">toolbar</text:p>
        </text:list-item>
      </text:list>
      <text:p text:style-name="P3"/>
      <text:p text:style-name="P3"/>
      <text:p text:style-name="P15">2.6 – Virtual classroom</text:p>
      <text:p text:style-name="P15"/>
      <text:p text:style-name="P3">A lesson can appear in the virtual classroom only under the following conditions:</text:p>
      <text:list xml:id="list146474291" text:style-name="L41">
        <text:list-item>
          <text:p text:style-name="P62">it has been created by me</text:p>
        </text:list-item>
        <text:list-item>
          <text:p text:style-name="P62">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text:soft-page-break/>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2">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5">CONTROLLER</text:p>
          </table:table-cell>
          <table:table-cell table:style-name="Tabella2.A1" office:value-type="string">
            <text:p text:style-name="P25">AZIONE</text:p>
          </table:table-cell>
          <table:table-cell table:style-name="Tabella2.C1" office:value-type="string">
            <text:p text:style-name="P25">DESCRIZIONE</text:p>
          </table:table-cell>
        </table:table-row>
        <table:table-row>
          <table:table-cell table:style-name="Tabella2.A2" office:value-type="string">
            <text:p text:style-name="P24">dashboard</text:p>
          </table:table-cell>
          <table:table-cell table:style-name="Tabella2.A2" office:value-type="string">
            <text:p text:style-name="P24">index</text:p>
          </table:table-cell>
          <table:table-cell table:style-name="Tabella2.C2" office:value-type="string">
            <text:p text:style-name="P24">Estractors 1 e 2 + altri dati</text:p>
          </table:table-cell>
        </table:table-row>
        <table:table-row>
          <table:table-cell table:style-name="Tabella2.A3" office:value-type="string">
            <text:p text:style-name="P24">users</text:p>
          </table:table-cell>
          <table:table-cell table:style-name="Tabella2.A3" office:value-type="string">
            <text:p text:style-name="P24">new</text:p>
          </table:table-cell>
          <table:table-cell table:style-name="Tabella2.C3" office:value-type="string">
            <text:p text:style-name="P24">Registration form</text:p>
          </table:table-cell>
        </table:table-row>
        <table:table-row>
          <table:table-cell table:style-name="Tabella2.A3" office:value-type="string">
            <text:p text:style-name="P24"/>
          </table:table-cell>
          <table:table-cell table:style-name="Tabella2.A3" office:value-type="string">
            <text:p text:style-name="P24">create</text:p>
          </table:table-cell>
          <table:table-cell table:style-name="Tabella2.C3" office:value-type="string">
            <text:p text:style-name="P24">crea</text:p>
          </table:table-cell>
        </table:table-row>
        <table:table-row>
          <table:table-cell table:style-name="Tabella2.A3" office:value-type="string">
            <text:p text:style-name="P24"/>
          </table:table-cell>
          <table:table-cell table:style-name="Tabella2.A3" office:value-type="string">
            <text:p text:style-name="P24">edit</text:p>
          </table:table-cell>
          <table:table-cell table:style-name="Tabella2.C3" office:value-type="string">
            <text:p text:style-name="P24">Sezione mio profilo; statistiche?</text:p>
          </table:table-cell>
        </table:table-row>
        <table:table-row>
          <table:table-cell table:style-name="Tabella2.A3" office:value-type="string">
            <text:p text:style-name="P24"/>
          </table:table-cell>
          <table:table-cell table:style-name="Tabella2.A3" office:value-type="string">
            <text:p text:style-name="P24">update</text:p>
          </table:table-cell>
          <table:table-cell table:style-name="Tabella2.C3" office:value-type="string">
            <text:p text:style-name="P24">Cambia dati</text:p>
          </table:table-cell>
        </table:table-row>
        <table:table-row>
          <table:table-cell table:style-name="Tabella2.A3" office:value-type="string">
            <text:p text:style-name="P24"/>
          </table:table-cell>
          <table:table-cell table:style-name="Tabella2.A3" office:value-type="string">
            <text:p text:style-name="P24">delete</text:p>
          </table:table-cell>
          <table:table-cell table:style-name="Tabella2.C3" office:value-type="string">
            <text:p text:style-name="P24">decidere?</text:p>
          </table:table-cell>
        </table:table-row>
        <table:table-row>
          <table:table-cell table:style-name="Tabella2.A3" office:value-type="string">
            <text:p text:style-name="P24"/>
          </table:table-cell>
          <table:table-cell table:style-name="Tabella2.A3" office:value-type="string">
            <text:p text:style-name="P24">Altre? Autenticazioni varie</text:p>
          </table:table-cell>
          <table:table-cell table:style-name="Tabella2.C3" office:value-type="string">
            <text:p text:style-name="P24"/>
          </table:table-cell>
        </table:table-row>
        <table:table-row>
          <table:table-cell table:style-name="Tabella2.A9" office:value-type="string">
            <text:p text:style-name="P24">lessons</text:p>
          </table:table-cell>
          <table:table-cell table:style-name="Tabella2.A9" office:value-type="string">
            <text:p text:style-name="P24">new</text:p>
          </table:table-cell>
          <table:table-cell table:style-name="Tabella2.C9" office:value-type="string">
            <text:p text:style-name="P24">Pagina scelta titolo</text:p>
          </table:table-cell>
        </table:table-row>
        <table:table-row>
          <table:table-cell table:style-name="Tabella2.A9" office:value-type="string">
            <text:p text:style-name="P24"/>
          </table:table-cell>
          <table:table-cell table:style-name="Tabella2.A9" office:value-type="string">
            <text:p text:style-name="P24">create</text:p>
          </table:table-cell>
          <table:table-cell table:style-name="Tabella2.C9" office:value-type="string">
            <text:p text:style-name="P24">Crea vuota</text:p>
          </table:table-cell>
        </table:table-row>
        <table:table-row>
          <table:table-cell table:style-name="Tabella2.A9" office:value-type="string">
            <text:p text:style-name="P24"/>
          </table:table-cell>
          <table:table-cell table:style-name="Tabella2.A9" office:value-type="string">
            <text:p text:style-name="P24">edit</text:p>
          </table:table-cell>
          <table:table-cell table:style-name="Tabella2.C9" office:value-type="string">
            <text:p text:style-name="P24">Pagina cambio titolo</text:p>
          </table:table-cell>
        </table:table-row>
        <table:table-row>
          <table:table-cell table:style-name="Tabella2.A9" office:value-type="string">
            <text:p text:style-name="P24"/>
          </table:table-cell>
          <table:table-cell table:style-name="Tabella2.A9" office:value-type="string">
            <text:p text:style-name="P24">update</text:p>
          </table:table-cell>
          <table:table-cell table:style-name="Tabella2.C9" office:value-type="string">
            <text:p text:style-name="P24">Aggiorna dati</text:p>
          </table:table-cell>
        </table:table-row>
        <table:table-row>
          <table:table-cell table:style-name="Tabella2.A9" office:value-type="string">
            <text:p text:style-name="P24"/>
          </table:table-cell>
          <table:table-cell table:style-name="Tabella2.A9" office:value-type="string">
            <text:p text:style-name="P24">search_public</text:p>
          </table:table-cell>
          <table:table-cell table:style-name="Tabella2.C9" office:value-type="string">
            <text:p text:style-name="P24">Motore di ricerca, estractor 3</text:p>
          </table:table-cell>
        </table:table-row>
        <table:table-row>
          <table:table-cell table:style-name="Tabella2.A9" office:value-type="string">
            <text:p text:style-name="P24"/>
          </table:table-cell>
          <table:table-cell table:style-name="Tabella2.A9" office:value-type="string">
            <text:p text:style-name="P24">search_mine</text:p>
          </table:table-cell>
          <table:table-cell table:style-name="Tabella2.C9" office:value-type="string">
            <text:p text:style-name="P24">Motore di ricerca, estractor 4</text:p>
          </table:table-cell>
        </table:table-row>
        <table:table-row>
          <table:table-cell table:style-name="Tabella2.A9" office:value-type="string">
            <text:p text:style-name="P24"/>
          </table:table-cell>
          <table:table-cell table:style-name="Tabella2.A9" office:value-type="string">
            <text:p text:style-name="P24">publish</text:p>
          </table:table-cell>
          <table:table-cell table:style-name="Tabella2.C9" office:value-type="string">
            <text:p text:style-name="P24">pubblica</text:p>
          </table:table-cell>
        </table:table-row>
        <table:table-row>
          <table:table-cell table:style-name="Tabella2.A9" office:value-type="string">
            <text:p text:style-name="P24"/>
          </table:table-cell>
          <table:table-cell table:style-name="Tabella2.A9" office:value-type="string">
            <text:p text:style-name="P24">unpublish</text:p>
          </table:table-cell>
          <table:table-cell table:style-name="Tabella2.C9" office:value-type="string">
            <text:p text:style-name="P24">spubblica</text:p>
          </table:table-cell>
        </table:table-row>
        <table:table-row>
          <table:table-cell table:style-name="Tabella2.A9" office:value-type="string">
            <text:p text:style-name="P24"/>
          </table:table-cell>
          <table:table-cell table:style-name="Tabella2.A9" office:value-type="string">
            <text:p text:style-name="P24">index</text:p>
          </table:table-cell>
          <table:table-cell table:style-name="Tabella2.C9" office:value-type="string">
            <text:p text:style-name="P24">Sezione le mie lezioni, include estrattore #7</text:p>
          </table:table-cell>
        </table:table-row>
        <table:table-row>
          <table:table-cell table:style-name="Tabella2.A9" office:value-type="string">
            <text:p text:style-name="P24"/>
          </table:table-cell>
          <table:table-cell table:style-name="Tabella2.A9" office:value-type="string">
            <text:p text:style-name="P24">destroy</text:p>
          </table:table-cell>
          <table:table-cell table:style-name="Tabella2.C9" office:value-type="string">
            <text:p text:style-name="P24">distruggi</text:p>
          </table:table-cell>
        </table:table-row>
        <table:table-row>
          <table:table-cell table:style-name="Tabella2.A9" office:value-type="string">
            <text:p text:style-name="P24"/>
          </table:table-cell>
          <table:table-cell table:style-name="Tabella2.A9" office:value-type="string">
            <text:p text:style-name="P24">save</text:p>
          </table:table-cell>
          <table:table-cell table:style-name="Tabella2.C9" office:value-type="string">
            <text:p text:style-name="P24">Salva nell'editor di lezioni globalmente</text:p>
          </table:table-cell>
        </table:table-row>
        <table:table-row>
          <table:table-cell table:style-name="Tabella2.A9" office:value-type="string">
            <text:p text:style-name="P24"/>
          </table:table-cell>
          <table:table-cell table:style-name="Tabella2.A9" office:value-type="string">
            <text:p text:style-name="P24">copy</text:p>
          </table:table-cell>
          <table:table-cell table:style-name="Tabella2.C9" office:value-type="string">
            <text:p text:style-name="P24">Copia (fork)</text:p>
          </table:table-cell>
        </table:table-row>
        <table:table-row>
          <table:table-cell table:style-name="Tabella2.A21" office:value-type="string">
            <text:p text:style-name="P24">slides</text:p>
          </table:table-cell>
          <table:table-cell table:style-name="Tabella2.A21" office:value-type="string">
            <text:p text:style-name="P24">new</text:p>
          </table:table-cell>
          <table:table-cell table:style-name="Tabella2.C21" office:value-type="string">
            <text:p text:style-name="P24">Crea nuova, ma solo per <text:soft-page-break/>visualizzarla, senza crearla veramente!</text:p>
          </table:table-cell>
        </table:table-row>
        <table:table-row>
          <table:table-cell table:style-name="Tabella2.A21" office:value-type="string">
            <text:p text:style-name="P24"/>
          </table:table-cell>
          <table:table-cell table:style-name="Tabella2.A21" office:value-type="string">
            <text:p text:style-name="P24">edit</text:p>
          </table:table-cell>
          <table:table-cell table:style-name="Tabella2.C21" office:value-type="string">
            <text:p text:style-name="P24">Seleziona per modificare!</text:p>
          </table:table-cell>
        </table:table-row>
        <table:table-row>
          <table:table-cell table:style-name="Tabella2.A21" office:value-type="string">
            <text:p text:style-name="P24"/>
          </table:table-cell>
          <table:table-cell table:style-name="Tabella2.A21" office:value-type="string">
            <text:p text:style-name="P24">destroy</text:p>
          </table:table-cell>
          <table:table-cell table:style-name="Tabella2.C21" office:value-type="string">
            <text:p text:style-name="P24">Cancella, ma non veramente, segnati solo che l'ho cancellata per salvare più tardi</text:p>
          </table:table-cell>
        </table:table-row>
        <table:table-row>
          <table:table-cell table:style-name="Tabella2.A21" office:value-type="string">
            <text:p text:style-name="P24"/>
          </table:table-cell>
          <table:table-cell table:style-name="Tabella2.A21" office:value-type="string">
            <text:p text:style-name="P24">sort</text:p>
          </table:table-cell>
          <table:table-cell table:style-name="Tabella2.C21" office:value-type="string">
            <text:p text:style-name="P24">Ordina, ma sempre non veramente</text:p>
          </table:table-cell>
        </table:table-row>
        <table:table-row>
          <table:table-cell table:style-name="Tabella2.A25" office:value-type="string">
            <text:p text:style-name="P24">likes</text:p>
          </table:table-cell>
          <table:table-cell table:style-name="Tabella2.A25" office:value-type="string">
            <text:p text:style-name="P24">create</text:p>
          </table:table-cell>
          <table:table-cell table:style-name="Tabella2.C25" office:value-type="string">
            <text:p text:style-name="P24">like</text:p>
          </table:table-cell>
        </table:table-row>
        <table:table-row>
          <table:table-cell table:style-name="Tabella2.A25" office:value-type="string">
            <text:p text:style-name="P24"/>
          </table:table-cell>
          <table:table-cell table:style-name="Tabella2.A25" office:value-type="string">
            <text:p text:style-name="P24">destroy</text:p>
          </table:table-cell>
          <table:table-cell table:style-name="Tabella2.C25" office:value-type="string">
            <text:p text:style-name="P24">dislike</text:p>
          </table:table-cell>
        </table:table-row>
        <table:table-row>
          <table:table-cell table:style-name="Tabella2.A27" office:value-type="string">
            <text:p text:style-name="P24">reports</text:p>
          </table:table-cell>
          <table:table-cell table:style-name="Tabella2.A27" office:value-type="string">
            <text:p text:style-name="P24">create</text:p>
          </table:table-cell>
          <table:table-cell table:style-name="Tabella2.C27" office:value-type="string">
            <text:p text:style-name="P24">segnalazione</text:p>
          </table:table-cell>
        </table:table-row>
        <table:table-row>
          <table:table-cell table:style-name="Tabella2.A21" office:value-type="string">
            <text:p text:style-name="P24">bookmarks</text:p>
          </table:table-cell>
          <table:table-cell table:style-name="Tabella2.A21" office:value-type="string">
            <text:p text:style-name="P24">create</text:p>
          </table:table-cell>
          <table:table-cell table:style-name="Tabella2.C21" office:value-type="string">
            <text:p text:style-name="P24">linka</text:p>
          </table:table-cell>
        </table:table-row>
        <table:table-row>
          <table:table-cell table:style-name="Tabella2.A21" office:value-type="string">
            <text:p text:style-name="P24"/>
          </table:table-cell>
          <table:table-cell table:style-name="Tabella2.A21" office:value-type="string">
            <text:p text:style-name="P24">destroy</text:p>
          </table:table-cell>
          <table:table-cell table:style-name="Tabella2.C21" office:value-type="string">
            <text:p text:style-name="P24">slinka</text:p>
          </table:table-cell>
        </table:table-row>
        <table:table-row>
          <table:table-cell table:style-name="Tabella2.A9" office:value-type="string">
            <text:p text:style-name="P24">media_elements</text:p>
          </table:table-cell>
          <table:table-cell table:style-name="Tabella2.A9" office:value-type="string">
            <text:p text:style-name="P24">index</text:p>
          </table:table-cell>
          <table:table-cell table:style-name="Tabella2.C9" office:value-type="string">
            <text:p text:style-name="P24">Sezione miei elementi, Include estrattore <text:s/>#8</text:p>
          </table:table-cell>
        </table:table-row>
        <table:table-row>
          <table:table-cell table:style-name="Tabella2.A9" office:value-type="string">
            <text:p text:style-name="P24"/>
          </table:table-cell>
          <table:table-cell table:style-name="Tabella2.A9" office:value-type="string">
            <text:p text:style-name="P24">search_all</text:p>
          </table:table-cell>
          <table:table-cell table:style-name="Tabella2.C9" office:value-type="string">
            <text:p text:style-name="P24">Estrattore #5</text:p>
          </table:table-cell>
        </table:table-row>
        <table:table-row>
          <table:table-cell table:style-name="Tabella2.A9" office:value-type="string">
            <text:p text:style-name="P24"/>
          </table:table-cell>
          <table:table-cell table:style-name="Tabella2.A9" office:value-type="string">
            <text:p text:style-name="P24">search_mine</text:p>
          </table:table-cell>
          <table:table-cell table:style-name="Tabella2.C9" office:value-type="string">
            <text:p text:style-name="P24">Estrattore #6</text:p>
          </table:table-cell>
        </table:table-row>
        <table:table-row>
          <table:table-cell table:style-name="Tabella2.A9" office:value-type="string">
            <text:p text:style-name="P24"/>
          </table:table-cell>
          <table:table-cell table:style-name="Tabella2.A9" office:value-type="string">
            <text:p text:style-name="P24">new</text:p>
          </table:table-cell>
          <table:table-cell table:style-name="Tabella2.C9" office:value-type="string">
            <text:p text:style-name="P24">Finestra di caricamento</text:p>
          </table:table-cell>
        </table:table-row>
        <table:table-row>
          <table:table-cell table:style-name="Tabella2.A9" office:value-type="string">
            <text:p text:style-name="P24"/>
          </table:table-cell>
          <table:table-cell table:style-name="Tabella2.A9" office:value-type="string">
            <text:p text:style-name="P24">create</text:p>
          </table:table-cell>
          <table:table-cell table:style-name="Tabella2.C9" office:value-type="string">
            <text:p text:style-name="P24">carica</text:p>
          </table:table-cell>
        </table:table-row>
        <table:table-row>
          <table:table-cell table:style-name="Tabella2.A9" office:value-type="string">
            <text:p text:style-name="P24"/>
          </table:table-cell>
          <table:table-cell table:style-name="Tabella2.A9" office:value-type="string">
            <text:p text:style-name="P24">destroy</text:p>
          </table:table-cell>
          <table:table-cell table:style-name="Tabella2.C9" office:value-type="string">
            <text:p text:style-name="P24">cancella</text:p>
          </table:table-cell>
        </table:table-row>
        <table:table-row>
          <table:table-cell table:style-name="Tabella2.A3" office:value-type="string">
            <text:p text:style-name="P24">audios</text:p>
          </table:table-cell>
          <table:table-cell table:style-name="Tabella2.A3" office:value-type="string">
            <text:p text:style-name="P24">new</text:p>
          </table:table-cell>
          <table:table-cell table:style-name="Tabella2.C3" office:value-type="string">
            <text:p text:style-name="P24"/>
          </table:table-cell>
        </table:table-row>
        <table:table-row>
          <table:table-cell table:style-name="Tabella2.A3" office:value-type="string">
            <text:p text:style-name="P24"/>
          </table:table-cell>
          <table:table-cell table:style-name="Tabella2.A3" office:value-type="string">
            <text:p text:style-name="P24">create</text:p>
          </table:table-cell>
          <table:table-cell table:style-name="Tabella2.C3" office:value-type="string">
            <text:p text:style-name="P24"/>
          </table:table-cell>
        </table:table-row>
        <table:table-row>
          <table:table-cell table:style-name="Tabella2.A9" office:value-type="string">
            <text:p text:style-name="P24">images</text:p>
          </table:table-cell>
          <table:table-cell table:style-name="Tabella2.A9" office:value-type="string">
            <text:p text:style-name="P24">new</text:p>
          </table:table-cell>
          <table:table-cell table:style-name="Tabella2.C9" office:value-type="string">
            <text:p text:style-name="P24"/>
          </table:table-cell>
        </table:table-row>
        <table:table-row>
          <table:table-cell table:style-name="Tabella2.A9" office:value-type="string">
            <text:p text:style-name="P24"/>
          </table:table-cell>
          <table:table-cell table:style-name="Tabella2.A9" office:value-type="string">
            <text:p text:style-name="P24">create</text:p>
          </table:table-cell>
          <table:table-cell table:style-name="Tabella2.C9" office:value-type="string">
            <text:p text:style-name="P24"/>
          </table:table-cell>
        </table:table-row>
        <table:table-row>
          <table:table-cell table:style-name="Tabella2.A27" office:value-type="string">
            <text:p text:style-name="P24">videos</text:p>
          </table:table-cell>
          <table:table-cell table:style-name="Tabella2.A27" office:value-type="string">
            <text:p text:style-name="P24">new</text:p>
          </table:table-cell>
          <table:table-cell table:style-name="Tabella2.C27" office:value-type="string">
            <text:p text:style-name="P24"/>
          </table:table-cell>
        </table:table-row>
        <table:table-row>
          <table:table-cell table:style-name="Tabella2.A27" office:value-type="string">
            <text:p text:style-name="P24"/>
          </table:table-cell>
          <table:table-cell table:style-name="Tabella2.A27" office:value-type="string">
            <text:p text:style-name="P24">create</text:p>
          </table:table-cell>
          <table:table-cell table:style-name="Tabella2.C27" office:value-type="string">
            <text:p text:style-name="P24"/>
          </table:table-cell>
        </table:table-row>
        <table:table-row>
          <table:table-cell table:style-name="Tabella2.A55" office:value-type="string">
            <text:p text:style-name="P24">virtual_classroom_lesson</text:p>
          </table:table-cell>
          <table:table-cell table:style-name="Tabella2.B55" office:value-type="string">
            <text:p text:style-name="P24">??</text:p>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text:p>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text:p>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ext:soft-page-break/>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6" office:value-type="string">
            <text:p text:style-name="P24"/>
          </table:table-cell>
          <table:table-cell table:style-name="Tabella2.B56" office:value-type="string">
            <text:p text:style-name="P24"/>
          </table:table-cell>
          <table:table-cell table:style-name="Tabella2.C56" office:value-type="string">
            <text:p text:style-name="P24"/>
          </table:table-cell>
        </table:table-row>
      </table:table>
      <text:p text:style-name="P3"/>
      <text:p text:style-name="P3"/>
      <text:p text:style-name="P3"/>
      <text:p text:style-name="P3"/>
      <text:p text:style-name="P3"/>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7T16:28:51</dc:date>
    <dc:creator>Morgan Spa</dc:creator>
    <meta:editing-duration>PT15H38M42S</meta:editing-duration>
    <meta:editing-cycles>210</meta:editing-cycles>
    <meta:generator>LibreOffice/3.5$Linux_X86_64 LibreOffice_project/350m1$Build-2</meta:generator>
    <meta:printed-by>Morgan Spa</meta:printed-by>
    <meta:print-date>2012-09-27T09:48:15</meta:print-date>
    <meta:document-statistic meta:table-count="2" meta:image-count="0" meta:object-count="0" meta:page-count="15" meta:paragraph-count="466" meta:word-count="4541" meta:character-count="24733" meta:non-whitespace-character-count="22505"/>
  </office:meta>
</office:document-meta>
</file>